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81778ACCB1BB53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000000" draw:marker-start-width="0.266cm" draw:marker-end-width="0.266cm" draw:fill="solid" draw:fill-color="#adc5e7" draw:opacity="40%" draw:textarea-horizontal-align="justify" draw:textarea-vertical-align="middle" draw:auto-grow-height="false" fo:min-height="12.934cm" fo:min-width="27.011cm" fo:padding-top="0.137cm" fo:padding-bottom="0.137cm" fo:padding-left="0.262cm" fo:padding-right="0.262cm" draw:shadow-opacity="40%"/>
    </style:style>
    <style:style style:name="gr2" style:family="graphic" style:parent-style-name="standard">
      <style:graphic-properties draw:stroke="dash" draw:stroke-dash="Dashed_20__28_var_29_" svg:stroke-width="0.025cm" svg:stroke-color="#000000" draw:marker-start-width="0.266cm" draw:marker-end-width="0.266cm" draw:fill="solid" draw:fill-color="#dddddd" draw:opacity="100%" draw:textarea-horizontal-align="justify" draw:textarea-vertical-align="middle" draw:auto-grow-height="false" fo:min-height="8.261cm" fo:min-width="18.329cm" fo:padding-top="0.138cm" fo:padding-bottom="0.138cm" fo:padding-left="0.263cm" fo:padding-right="0.263cm" draw:shadow-offset-x="0.203cm" draw:shadow-offset-y="0.203cm" draw:shadow-opacity="100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100%" draw:textarea-horizontal-align="justify" draw:textarea-vertical-align="middle" draw:auto-grow-height="false" fo:min-height="1.02cm" fo:min-width="0.77cm" fo:padding-top="0.15cm" fo:padding-bottom="0.15cm" fo:padding-left="0.275cm" fo:padding-right="0.275cm" draw:shadow-offset-x="0.203cm" draw:shadow-offset-y="0.203cm" draw:shadow-opacity="100%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ffffff" draw:opacity="100%" draw:textarea-horizontal-align="justify" draw:textarea-vertical-align="middle" draw:auto-grow-height="false" fo:min-height="0.97cm" fo:min-width="0.72cm" fo:padding-top="0.15cm" fo:padding-bottom="0.15cm" fo:padding-left="0.275cm" fo:padding-right="0.275cm" draw:shadow-offset-x="0.203cm" draw:shadow-offset-y="0.203cm" draw:shadow-opacity="10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5" style:family="graphic" style:parent-style-name="standard">
      <style:graphic-properties draw:textarea-vertical-align="middle" draw:auto-grow-height="false" fo:min-height="2.545cm" fo:min-width="2.295cm"/>
    </style:style>
    <style:style style:name="gr16" style:family="graphic" style:parent-style-name="standard">
      <style:graphic-properties draw:fill="solid" draw:fill-color="#ef413d" draw:opacity="50%" draw:textarea-horizontal-align="justify" draw:textarea-vertical-align="middle" draw:auto-grow-height="false" fo:min-height="1.126cm" fo:min-width="3.416cm" draw:shadow-opacity="50%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adc5e7" draw:opacity="40%"/>
      <style:paragraph-properties fo:text-align="center"/>
    </style:style>
    <style:style style:name="P2" style:family="paragraph">
      <loext:graphic-properties draw:fill="solid" draw:fill-color="#dddddd" draw:opacity="100%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solid" draw:fill-color="#ef413d" draw:opacity="50%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535cm" svg:height="13.208cm" draw:transform="skewX (-0.00523598775598299) translate (0.116cm 0.7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8.855cm" svg:height="8.537cm" draw:transform="skewX (0.00610865238198015) translate (0.695cm 1.8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.203cm" svg:y="5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.457cm" svg:y="5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.711cm" svg:y="5.7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1.27cm" svg:height="1.27cm" svg:x="1.965cm" svg:y="5.99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94cm" svg:height="1.361cm" svg:x="0.949cm" svg:y="3.809cm">
          <draw:text-box>
            <text:p><text:span text:style-name="T1">Input Frames</text:span></text:p>
          </draw:text-box>
        </draw:frame>
        <draw:custom-shape draw:style-name="gr6" draw:text-style-name="P6" xml:id="id2" draw:id="id2" draw:layer="layout" svg:width="4.572cm" svg:height="2.032cm" svg:x="5.521cm" svg:y="3.65cm">
          <text:p text:style-name="P5"><text:span text:style-name="T2">Player De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4.572cm" svg:height="2.032cm" svg:x="5.521cm" svg:y="7.577cm">
          <text:p text:style-name="P5"><text:span text:style-name="T2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4.572cm" svg:height="2.032cm" svg:x="11.904cm" svg:y="3.656cm">
          <text:p text:style-name="P5"><text:span text:style-name="T2">2D Pose</text:span></text:p>
          <text:p text:style-name="P5"><text:span text:style-name="T2">Est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9" draw:id="id9" draw:layer="layout" svg:width="4.572cm" svg:height="2.032cm" svg:x="20.161cm" svg:y="5.842cm">
          <text:p text:style-name="P5"><text:span text:style-name="T2">3D Pose</text:span></text:p>
          <text:p text:style-name="P5"><text:span text:style-name="T2">Est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line-skew="-0.207cm" svg:x1="4.409cm" svg:y1="6.623cm" svg:x2="5.521cm" svg:y2="8.593cm" draw:end-shape="id1" draw:end-glue-point="6" svg:d="M4409 6623h99v1970h1013" svg:viewBox="0 0 1113 1971">
          <text:p/>
        </draw:connector>
        <draw:connector draw:style-name="gr7" draw:text-style-name="P7" xml:id="id7" draw:id="id7" draw:layer="layout" draw:line-skew="-0.207cm" svg:x1="4.409cm" svg:y1="6.623cm" svg:x2="5.521cm" svg:y2="4.666cm" draw:end-shape="id2" svg:d="M4409 6623h99v-1957h1013" svg:viewBox="0 0 1113 1958">
          <text:p/>
        </draw:connector>
        <draw:frame draw:style-name="gr8" draw:text-style-name="P8" draw:layer="layout" svg:width="5.08cm" svg:height="1.673cm" svg:x="0.849cm" svg:y="1.977cm">
          <draw:text-box>
            <text:p>per camera </text:p>
          </draw:text-box>
        </draw:frame>
        <draw:frame draw:style-name="gr9" draw:text-style-name="P8" draw:layer="layout" svg:width="6.604cm" svg:height="2.384cm" svg:x="0.849cm" svg:y="0.861cm">
          <draw:text-box>
            <text:p>all cameras together</text:p>
          </draw:text-box>
        </draw:frame>
        <draw:frame draw:style-name="gr10" draw:text-style-name="P7" xml:id="id3" draw:id="id3" draw:layer="layout" svg:width="1.682cm" svg:height="1.682cm" svg:x="1.003cm" svg:y="11.979cm">
          <draw:image xlink:href="Pictures/10000201000002000000020081778ACCB1BB5309.png" xlink:type="simple" xlink:show="embed" xlink:actuate="onLoad">
            <text:p/>
          </draw:image>
        </draw:frame>
        <draw:frame draw:style-name="gr11" draw:text-style-name="P4" draw:layer="layout" svg:width="2.85cm" svg:height="1.427cm" svg:x="0.739cm" svg:y="10.721cm">
          <draw:text-box>
            <text:p><text:span text:style-name="T1">Tracking Positions</text:span></text:p>
          </draw:text-box>
        </draw:frame>
        <draw:custom-shape draw:style-name="gr6" draw:text-style-name="P6" xml:id="id4" draw:id="id4" draw:layer="layout" svg:width="4.572cm" svg:height="2.032cm" svg:x="5.775cm" svg:y="10.922cm">
          <text:p text:style-name="P5"><text:span text:style-name="T2">Uniform 3D P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2.685cm" svg:y1="12.82cm" svg:x2="5.775cm" svg:y2="11.938cm" draw:start-shape="id3" draw:start-glue-point="1" draw:end-shape="id4" draw:end-glue-point="6" svg:d="M2685 12820h1545v-882h1545" svg:viewBox="0 0 3091 883">
          <text:p/>
        </draw:connector>
        <draw:frame draw:style-name="gr12" draw:text-style-name="P9" draw:layer="layout" svg:width="4.418cm" svg:height="1.039cm" svg:x="9.993cm" svg:y="8.005cm">
          <draw:text-box>
            <text:p><text:span text:style-name="T3">Camera Parameters</text:span></text:p>
          </draw:text-box>
        </draw:frame>
        <draw:frame draw:style-name="gr12" draw:text-style-name="P9" draw:layer="layout" svg:width="2.286cm" svg:height="1.039cm" svg:x="10.093cm" svg:y="3.695cm">
          <draw:text-box>
            <text:p><text:span text:style-name="T3">Bounding</text:span></text:p>
            <text:p><text:span text:style-name="T3">Boxes</text:span></text:p>
          </draw:text-box>
        </draw:frame>
        <draw:connector draw:style-name="gr7" draw:text-style-name="P7" draw:layer="layout" svg:x1="19.537cm" svg:y1="6.145cm" svg:x2="19.537cm" svg:y2="6.145cm" draw:start-shape="id5" draw:end-shape="id5" svg:d="M19537 6145z" svg:viewBox="0 0 1 1">
          <text:p/>
        </draw:connector>
        <draw:connector draw:style-name="gr13" draw:text-style-name="P5" draw:layer="layout" svg:x1="3.235cm" svg:y1="6.63cm" svg:x2="4.409cm" svg:y2="6.623cm" draw:start-shape="id6" draw:start-glue-point="1" draw:end-shape="id7" draw:end-glue-point="2" svg:d="M3235 6630h600v-7h574" svg:viewBox="0 0 1175 8">
          <text:p/>
        </draw:connector>
        <draw:custom-shape draw:style-name="gr6" draw:text-style-name="P6" xml:id="id10" draw:id="id10" draw:layer="layout" svg:width="4.572cm" svg:height="2.032cm" svg:x="14.382cm" svg:y="7.62cm">
          <text:p text:style-name="P5"><text:span text:style-name="T2">2D Refinement </text:span></text:p>
          <text:p text:style-name="P5"><text:span text:style-name="T2">&amp; 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10.093cm" svg:y1="4.666cm" svg:x2="11.904cm" svg:y2="4.672cm" draw:start-shape="id2" draw:start-glue-point="10" draw:end-shape="id8" draw:end-glue-point="6" svg:d="M10093 4666h906v6h905" svg:viewBox="0 0 1812 7">
          <text:p/>
        </draw:connector>
        <draw:connector draw:style-name="gr7" draw:text-style-name="P7" draw:layer="layout" svg:x1="7.807cm" svg:y1="7.577cm" svg:x2="20.161cm" svg:y2="6.858cm" draw:start-shape="id1" draw:start-glue-point="4" draw:end-shape="id9" svg:d="M7807 7577v-719h12354" svg:viewBox="0 0 12355 720">
          <text:p/>
        </draw:connector>
        <draw:frame draw:style-name="gr12" draw:text-style-name="P9" draw:layer="layout" svg:width="5.842cm" svg:height="1.039cm" svg:x="9.993cm" svg:y="6.327cm">
          <draw:text-box>
            <text:p><text:span text:style-name="T3">Camera Parameters</text:span></text:p>
          </draw:text-box>
        </draw:frame>
        <draw:connector draw:style-name="gr7" draw:text-style-name="P7" draw:layer="layout" svg:x1="10.347cm" svg:y1="11.938cm" svg:x2="16.668cm" svg:y2="9.652cm" draw:start-shape="id4" draw:start-glue-point="10" draw:end-shape="id10" draw:end-glue-point="8" svg:d="M10347 11938h6321v-2286" svg:viewBox="0 0 6322 2287">
          <text:p/>
        </draw:connector>
        <draw:connector draw:style-name="gr7" draw:text-style-name="P7" draw:layer="layout" svg:x1="18.954cm" svg:y1="8.636cm" svg:x2="22.447cm" svg:y2="7.874cm" draw:start-shape="id10" draw:start-glue-point="10" draw:end-shape="id9" draw:end-glue-point="8" svg:d="M18954 8636h3493v-762" svg:viewBox="0 0 3494 763">
          <text:p/>
        </draw:connector>
        <draw:connector draw:style-name="gr7" draw:text-style-name="P7" draw:layer="layout" draw:line-skew="-0.293cm" svg:x1="14.19cm" svg:y1="5.688cm" svg:x2="16.668cm" svg:y2="7.62cm" draw:start-shape="id8" draw:start-glue-point="8" draw:end-shape="id10" draw:end-glue-point="4" svg:d="M14190 5688v674h2478v1258" svg:viewBox="0 0 2479 1933">
          <text:p/>
        </draw:connector>
        <draw:connector draw:style-name="gr7" draw:text-style-name="P7" draw:layer="layout" draw:line-skew="-2.145cm" svg:x1="10.093cm" svg:y1="8.593cm" svg:x2="14.382cm" svg:y2="8.636cm" draw:start-shape="id1" draw:start-glue-point="10" draw:end-shape="id10" draw:end-glue-point="6" svg:d="M10093 8593v43h4289" svg:viewBox="0 0 4290 44">
          <text:p/>
        </draw:connector>
        <draw:frame draw:style-name="gr12" draw:text-style-name="P9" draw:layer="layout" svg:width="5.842cm" svg:height="1.039cm" svg:x="14.319cm" svg:y="5.788cm">
          <draw:text-box>
            <text:p><text:span text:style-name="T3">2D Poses</text:span></text:p>
            <text:p><text:span text:style-name="T3"/></text:p>
          </draw:text-box>
        </draw:frame>
        <draw:frame draw:style-name="gr12" draw:text-style-name="P9" draw:layer="layout" svg:width="5.842cm" svg:height="1.039cm" svg:x="12.125cm" svg:y="11.407cm">
          <draw:text-box>
            <text:p><text:span text:style-name="T3">3D Skeletons</text:span></text:p>
            <text:p><text:span text:style-name="T3"/></text:p>
          </draw:text-box>
        </draw:frame>
        <draw:frame draw:style-name="gr14" draw:text-style-name="P9" draw:layer="layout" svg:width="5.842cm" svg:height="1.433cm" svg:x="20.253cm" svg:y="8.636cm">
          <draw:text-box>
            <text:p><text:span text:style-name="T3">2D poses</text:span></text:p>
            <text:p><text:span text:style-name="T3"/></text:p>
            <text:p><text:span text:style-name="T3"/></text:p>
          </draw:text-box>
        </draw:frame>
        <draw:custom-shape draw:style-name="gr15" draw:text-style-name="P5" draw:layer="layout" svg:width="2.794cm" svg:height="2.794cm" svg:x="20.785cm" svg:y="3.81cm">
          <text:p/>
          <draw:enhanced-geometry svg:viewBox="0 0 21600 21600" draw:text-areas="0 0 21600 21600" draw:type="circular-arrow" draw:modifiers="152.169484893354 3.25765166331052 8363.711781130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8" draw:layer="layout" svg:width="4.318cm" svg:height="1.673cm" svg:x="20.077cm" svg:y="2.899cm">
          <draw:text-box>
            <text:p>EKF iteration</text:p>
          </draw:text-box>
        </draw:frame>
        <draw:custom-shape draw:style-name="gr16" draw:text-style-name="P10" xml:id="id11" draw:id="id11" draw:layer="layout" svg:width="4.064cm" svg:height="1.524cm" svg:x="23.368cm" svg:y="9.398cm">
          <text:p text:style-name="P5">3D P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24.733cm" svg:y1="6.858cm" svg:x2="25.4cm" svg:y2="9.398cm" draw:start-shape="id9" draw:start-glue-point="10" draw:end-shape="id11" draw:end-glue-point="0" svg:d="M24733 6858h667v2540" svg:viewBox="0 0 668 254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17:03:18.762331956</meta:creation-date>
    <dc:date>2019-07-29T10:21:49.301000050</dc:date>
    <meta:editing-duration>PT17M10S</meta:editing-duration>
    <meta:editing-cycles>4</meta:editing-cycles>
    <meta:generator>LibreOffice/6.0.7.3$Linux_X86_64 LibreOffice_project/00m0$Build-3</meta:generator>
    <meta:document-statistic meta:object-count="61"/>
  </office:meta>
</office:document-meta>
</file>